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937in" fo:margin-right="0.3937in" fo:text-indent="0in" style:auto-text-indent="false"/>
    </style:style>
    <style:style style:name="P2" style:family="paragraph" style:parent-style-name="Preformatted_20_Text">
      <style:paragraph-properties fo:margin-left="0.3937in" fo:margin-right="0.3937in" fo:text-indent="0in" style:auto-text-indent="false"/>
      <style:text-properties fo:color="#000000" fo:font-size="9pt" style:font-size-asian="9pt" style:font-size-complex="9pt"/>
    </style:style>
    <style:style style:name="P3" style:family="paragraph" style:parent-style-name="Preformatted_20_Text">
      <style:paragraph-properties fo:margin-left="0.3937in" fo:margin-right="0.3937in" fo:text-indent="0in" style:auto-text-indent="false"/>
      <style:text-properties fo:font-size="9pt" style:font-size-asian="9pt" style:font-size-complex="9pt"/>
    </style:style>
    <style:style style:name="P4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  <style:text-properties fo:color="#000000" fo:font-size="9pt" style:font-size-asian="9pt" style:font-size-complex="9pt"/>
    </style:style>
    <style:style style:name="P5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  <style:text-properties fo:font-size="9pt" style:font-size-asian="9pt" style:font-size-complex="9pt"/>
    </style:style>
    <style:style style:name="P6" style:family="paragraph" style:parent-style-name="Preformatted_20_Text">
      <style:paragraph-properties fo:margin-left="0.7874in" fo:margin-right="0.7874in" fo:text-indent="0in" style:auto-text-indent="false"/>
    </style:style>
    <style:style style:name="P7" style:family="paragraph" style:parent-style-name="Preformatted_20_Text">
      <style:paragraph-properties fo:margin-left="0.7874in" fo:margin-right="0.7874in" fo:text-indent="0in" style:auto-text-indent="false"/>
      <style:text-properties fo:font-size="9pt" style:font-size-asian="9pt" style:font-size-complex="9pt"/>
    </style:style>
    <style:style style:name="P8" style:family="paragraph" style:parent-style-name="Preformatted_20_Text">
      <style:paragraph-properties fo:margin-left="0.7874in" fo:margin-right="0.7874in" fo:text-indent="0in" style:auto-text-indent="false"/>
      <style:text-properties fo:color="#000000" fo:font-size="9pt" style:font-size-asian="9pt" style:font-size-complex="9pt"/>
    </style:style>
    <style:style style:name="P9" style:family="paragraph" style:parent-style-name="Preformatted_20_Text">
      <style:paragraph-properties fo:margin-left="0.7874in" fo:margin-right="0.7874in" fo:margin-top="0in" fo:margin-bottom="0.1965in" style:contextual-spacing="false" fo:text-indent="0in" style:auto-text-indent="false"/>
      <style:text-properties fo:color="#000000" fo:font-size="9pt" style:font-size-asian="9pt" style:font-size-complex="9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officeooo:rsid="0004f241" style:font-size-asian="9pt" style:font-size-complex="9pt"/>
    </style:style>
    <style:style style:name="P12" style:family="paragraph" style:parent-style-name="Standard">
      <style:text-properties fo:font-size="9pt" officeooo:rsid="00057bfa" style:font-size-asian="9pt" style:font-size-complex="9pt"/>
    </style:style>
    <style:style style:name="P13" style:family="paragraph" style:parent-style-name="Standard">
      <style:text-properties fo:font-size="9pt" officeooo:rsid="00079264" style:font-size-asian="9pt" style:font-size-complex="9pt"/>
    </style:style>
    <style:style style:name="P14" style:family="paragraph" style:parent-style-name="Preformatted_20_Text">
      <style:text-properties fo:font-size="9pt" style:font-size-asian="9pt" style:font-size-complex="9pt"/>
    </style:style>
    <style:style style:name="P15" style:family="paragraph" style:parent-style-name="Preformatted_20_Text">
      <style:text-properties fo:font-size="9pt" officeooo:rsid="00057bfa" style:font-size-asian="9pt" style:font-size-complex="9pt"/>
    </style:style>
    <style:style style:name="P16" style:family="paragraph" style:parent-style-name="Preformatted_20_Text">
      <style:text-properties fo:color="#000000" fo:font-size="9pt" style:font-size-asian="9pt" style:font-size-complex="9pt"/>
    </style:style>
    <style:style style:name="P17" style:family="paragraph" style:parent-style-name="Preformatted_20_Text">
      <style:paragraph-properties fo:margin-top="0in" fo:margin-bottom="0.1965in" style:contextual-spacing="false"/>
      <style:text-properties fo:font-size="9pt" style:font-size-asian="9pt" style:font-size-complex="9pt"/>
    </style:style>
    <style:style style:name="T1" style:family="text">
      <style:text-properties officeooo:rsid="0003afb7"/>
    </style:style>
    <style:style style:name="T2" style:family="text">
      <style:text-properties officeooo:rsid="0004f241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fo:color="#000000" fo:font-size="9pt" officeooo:rsid="0004f241" style:font-size-asian="9pt" style:font-size-complex="9pt"/>
    </style:style>
    <style:style style:name="T5" style:family="text">
      <style:text-properties officeooo:rsid="00057bfa"/>
    </style:style>
    <style:style style:name="T6" style:family="text">
      <style:text-properties fo:font-weight="bold"/>
    </style:style>
    <style:style style:name="T7" style:family="text">
      <style:text-properties fo:font-weight="bold" officeooo:rsid="00079264"/>
    </style:style>
    <style:style style:name="T8" style:family="text">
      <style:text-properties officeooo:rsid="00079264"/>
    </style:style>
    <style:style style:name="T9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1">David Maus, 8.1.2013</text:span><text:line-break/><text:line-break/><text:line-break/>What are your plans on getting the output of the new search system</text:p>
      <text:p text:style-name="P2">plugged into the rest of VuFind? Do you have a plan for phasing from</text:p>
      <text:p text:style-name="P4">Options/Params/Results to the new system?</text:p>
      <text:p text:style-name="P14">I think the following plan should work:</text:p>
      <text:p text:style-name="P14"/>
      <text:p text:style-name="P14">1. Provide an Adapter that creates a VuFindSearch\Query\Params based</text:p>
      <text:p text:style-name="P14"><text:s text:c="3"/>on a fully configured VuFind\Search\Base\Params instance.</text:p>
      <text:p text:style-name="P14"/>
      <text:p text:style-name="P14">2. Turn consumers of VuFind\Search\Base\Results into consumers of</text:p>
      <text:p text:style-name="P14"><text:s text:c="3"/>VuFindSearch\Response\RecordCollectionInterface.</text:p>
      <text:p text:style-name="P14"/>
      <text:p text:style-name="P14">Both steps involve porting the functionalities of</text:p>
      <text:p text:style-name="P14">Params/Options/Results to the new search classes and a unification of</text:p>
      <text:p text:style-name="P14">the internal representation of search parameters, if</text:p>
      <text:p text:style-name="P14">necessary. I.e. while the current implementation splits the search</text:p>
      <text:p text:style-name="P14">parameters over the backend, the new implementation abstracts the</text:p>
      <text:p text:style-name="P14">difference of the backends.</text:p>
      <text:p text:style-name="P14"/>
      <text:p text:style-name="P14">I seems best if step 1 goes hand in hand with some minor tweaks of the</text:p>
      <text:p text:style-name="P14">current implementation.</text:p>
      <text:p text:style-name="P14"/>
      <text:p text:style-name="P14">E.g.</text:p>
      <text:p text:style-name="P14"/>
      <text:p text:style-name="Preformatted_20_Text"><text:a xlink:type="simple" xlink:href="https://github.com/dmj/vf2/commit/ed823725bcc0b6d6b53973d5d0033981fed9f494"><text:span text:style-name="T9">&lt;https://github.com/dmj/vf2/commit/ed823725bcc0b6d6b53973d5d0033981fed9f494&gt;</text:span></text:a></text:p>
      <text:p text:style-name="P14"/>
      <text:p text:style-name="P14">Here I moved the SOLR-specific creation of filter queries from the</text:p>
      <text:p text:style-name="P14">Params to the SOLR connection. With this tweak in place I can simply</text:p>
      <text:p text:style-name="P14">pick up the filter settings from the Params and do the translation</text:p>
      <text:p text:style-name="P14">into SOLR filter queries in the QueryBuilder</text:p>
      <text:p text:style-name="P14"/>
      <text:p text:style-name="Preformatted_20_Text"><text:a xlink:type="simple" xlink:href="https://github.com/dmj/vf2-search-subsystem/blob/master/src/VuFindSearch/Backend/Solr/QueryBuilder.php#L122"><text:span text:style-name="T9">&lt;https://github.com/dmj/vf2-search-subsystem/blob/master/src/VuFindSearch/Backend/Solr/QueryBuilder.php#L122&gt;</text:span></text:a></text:p>
      <text:p text:style-name="P14"/>
      <text:p text:style-name="P14">If Step 1 and 2 succeeded we would turn to the dreaded task of object</text:p>
      <text:p text:style-name="P14">configuration. I.e. untangle Options/Params and refine the system that</text:p>
      <text:p text:style-name="P14">allows plugin configuration based on the HTTP request.</text:p>
      <text:p text:style-name="P17"/>
      <text:p text:style-name="P2">Have you given thought to recommendation modules? <text:s/>Is the plan to</text:p>
      <text:p text:style-name="P4">hook those into the event system?</text:p>
      <text:p text:style-name="P14">Although it is possible to hook the recommendation modules (or widgets</text:p>
      <text:p text:style-name="P14">in general) into the event system and I did some experiments with</text:p>
      <text:p text:style-name="P14">controller-independent widgets I would not go this road, at least to</text:p>
      <text:p text:style-name="P14">the full extend. Using the event systems adds a certain level of</text:p>
      <text:p text:style-name="P14">complexity both to the design (what gets executed when in which order)</text:p>
      <text:p text:style-name="P14">and the debugging. As far as I understand the recommendation modules</text:p>
      <text:p text:style-name="P14">they are bound to controller actions (use module X when executing</text:p>
      <text:p text:style-name="P14">action Y) and thus can be instaniated after the requested controller</text:p>
      <text:p text:style-name="P14">action is chosen.</text:p>
      <text:p text:style-name="P17"/>
      <text:p text:style-name="P2">Do you expect that certain aspects of the existing system will</text:p>
      <text:p text:style-name="P4">remain in place?</text:p>
      <text:p text:style-name="P14"><text:soft-page-break/>Yes. The `only' thing that changes is (a) the internal format of the</text:p>
      <text:p text:style-name="P14">search parameters and search response and (b) the creation of search</text:p>
      <text:p text:style-name="P14">parameters. And in both cases some (most?) won't be changed at</text:p>
      <text:p text:style-name="P14">all. Filter queries for facetted navigation for example are straight</text:p>
      <text:p text:style-name="P14">forward.</text:p>
      <text:p text:style-name="P14"/>
      <text:p text:style-name="P14">To sum it up: Phasing out the old in favor of the new systems starts</text:p>
      <text:p text:style-name="P14">with two steps. First provide a Adapter that picks up search</text:p>
      <text:p text:style-name="P14">configuration from a fully configured Options/Params. Second, modify</text:p>
      <text:p text:style-name="P14">consumers of Results to use a RecordCollectionInterface instead.</text:p>
      <text:p text:style-name="P14"/>
      <text:p text:style-name="P14">I already started with the ParamsAdapter and passing spelling,</text:p>
      <text:p text:style-name="P14">dictionary, and hightlighting to SOLR is next on my list.</text:p>
      <text:p text:style-name="P14"/>
      <text:p text:style-name="P14">Best,</text:p>
      <text:p text:style-name="P17"><text:s text:c="2"/>-- David</text:p>
      <text:p text:style-name="P10">**********************************************<text:line-break/><text:line-break/><text:span text:style-name="T2">Demian Katz, 9.1.2013</text:span></text:p>
      <text:p text:style-name="P11"/>
      <text:p text:style-name="Preformatted_20_Text"><text:a xlink:type="simple" xlink:href="https://github.com/dmj/vf2/commit/ed823725bcc0b6d6b53973d5d0033981fed9f494"><text:span text:style-name="T4">&lt;https://github.com/dmj/vf2/commit/ed823725bcc0b6d6b53973d5d0033981fed9f494&gt;</text:span></text:a></text:p>
      <text:p text:style-name="P3"/>
      <text:p text:style-name="P2">Here I moved the SOLR-specific creation of filter queries from the Params to</text:p>
      <text:p text:style-name="P2">the SOLR connection. With this tweak in place I can simply pick up the filter</text:p>
      <text:p text:style-name="P2">settings from the Params and do the translation into SOLR filter queries in</text:p>
      <text:p text:style-name="P4">the QueryBuilder</text:p>
      <text:p text:style-name="P14">Unfortunately, this fix is not as simple as it appears. <text:s/>The RawHiddenFilters setting in searches.ini allows complex filters (i.e. multiple fields OR'ed together) to be applied. <text:s/>These can't simply be parsed into "standard filter format" and then translated back in the Solr connection. <text:s/>The patch you propose breaks this feature.</text:p>
      <text:p text:style-name="P14"/>
      <text:p text:style-name="P14">The "best" solution to this problem would probably be to make the internal representation of filters more flexible so that more complex filters can be described in a generic way. <text:s/>This would open the door to more flexible uses of conventional filters as well as hidden ones. <text:s/>However, that is a large design challenge, and a distraction that we probably don't need at this stage.</text:p>
      <text:p text:style-name="P14"/>
      <text:p text:style-name="P14">Perhaps a kludge for the moment would be to allow the connection class to accept a 'rawfilters' parameter alongside the 'filters' parameter. <text:s/>Then hidden filters can be passed through raw and other filters can be processed inside the connection. <text:s/>I'm not sure if this maps cleanly to your QueryBuilder, but it's the simplest workaround I can think of.</text:p>
      <text:p text:style-name="P14"/>
      <text:p text:style-name="P14">Right now, hidden filters are a Solr-specific concept... <text:s/>but if we eventually solve the larger design problem of better filter representation, we could probably move them up a level to the generic base class and support them more effectively across the board. <text:s/>But again, I think that's another step of redesign that is best deferred until after the new search system is in place.</text:p>
      <text:p text:style-name="P14"/>
      <text:p text:style-name="P14">What do you think?</text:p>
      <text:p text:style-name="P17"/>
      <text:p text:style-name="P2">Although it is possible to hook the recommendation modules (or widgets in</text:p>
      <text:p text:style-name="P2">general) into the event system and I did some experiments with controller-</text:p>
      <text:p text:style-name="P2">independent widgets I would not go this road, at least to the full extend.</text:p>
      <text:p text:style-name="P2">Using the event systems adds a certain level of complexity both to the design</text:p>
      <text:p text:style-name="P2">(what gets executed when in which order) and the debugging. As far as I</text:p>
      <text:p text:style-name="P2">understand the recommendation modules they are bound to controller actions</text:p>
      <text:p text:style-name="P2">(use module X when executing action Y) and thus can be instaniated after the</text:p>
      <text:p text:style-name="P4"><text:soft-page-break/>requested controller action is chosen.</text:p>
      <text:p text:style-name="P14">As I mentioned on yesterday's dev call, I agree -- there is not a strong advantage to using the event system here, and keeping the modules controller-bound will make debugging and troubleshooting significantly more straightforward.</text:p>
      <text:p text:style-name="P14"/>
      <text:p text:style-name="P17">- Demian</text:p>
      <text:p text:style-name="P10"><text:span text:style-name="T2">************************************************<text:line-break/><text:line-break/></text:span><text:span text:style-name="T5">David Maus, 10.1.2013</text:span></text:p>
      <text:p text:style-name="P12"/>
      <text:p text:style-name="P15">At Wed, 9 Jan 2013 17:52:59 +0000,</text:p>
      <text:p text:style-name="P17">Demian Katz wrote:</text:p>
      <text:p text:style-name="P6"><text:a xlink:type="simple" xlink:href="https://github.com/dmj/vf2/commit/ed823725bcc0b6d6b53973d5d0033981fed9f494"><text:span text:style-name="T3">&lt;https://github.com/dmj/vf2/commit/ed823725bcc0b6d6b53973d5d0033981fed9f494&gt;</text:span></text:a></text:p>
      <text:p text:style-name="P7"/>
      <text:p text:style-name="P8">Here I moved the SOLR-specific creation of filter queries from the Params to</text:p>
      <text:p text:style-name="P8">the SOLR connection. With this tweak in place I can simply pick up the filter</text:p>
      <text:p text:style-name="P8">settings from the Params and do the translation into SOLR filter queries in</text:p>
      <text:p text:style-name="P9">the QueryBuilder</text:p>
      <text:p text:style-name="P2">Unfortunately, this fix is not as simple as it appears. <text:s/>The</text:p>
      <text:p text:style-name="P2">RawHiddenFilters setting in searches.ini allows complex filters</text:p>
      <text:p text:style-name="P2">(i.e. multiple fields OR'ed together) to be applied. <text:s/>These can't</text:p>
      <text:p text:style-name="P2">simply be parsed into "standard filter format" and then translated</text:p>
      <text:p text:style-name="P2">back in the Solr connection. <text:s/>The patch you propose breaks this</text:p>
      <text:p text:style-name="P4">feature.</text:p>
      <text:p text:style-name="P14">Damn.</text:p>
      <text:p text:style-name="P17"/>
      <text:p text:style-name="P2">The "best" solution to this problem would probably be to make the</text:p>
      <text:p text:style-name="P2">internal representation of filters more flexible so that more</text:p>
      <text:p text:style-name="P2">complex filters can be described in a generic way. <text:s/>This would open</text:p>
      <text:p text:style-name="P2">the door to more flexible uses of conventional filters as well as</text:p>
      <text:p text:style-name="P2">hidden ones. <text:s/>However, that is a large design challenge, and a</text:p>
      <text:p text:style-name="P2">distraction that we probably don't need at this stage.</text:p>
      <text:p text:style-name="P5"/>
      <text:p text:style-name="P14">Agreed: To much a challenge.</text:p>
      <text:p text:style-name="P17"/>
      <text:p text:style-name="P2">Perhaps a kludge for the moment would be to allow the connection</text:p>
      <text:p text:style-name="P2">class to accept a 'rawfilters' parameter alongside the 'filters'</text:p>
      <text:p text:style-name="P2">parameter. <text:s/>Then hidden filters can be passed through raw and other</text:p>
      <text:p text:style-name="P2">filters can be processed inside the connection. <text:s/>I'm not sure if</text:p>
      <text:p text:style-name="P2">this maps cleanly to your QueryBuilder, but it's the simplest</text:p>
      <text:p text:style-name="P4">workaround I can think of.</text:p>
      <text:p text:style-name="P14">No wait: If the rawHiddenFilter is a raw SOLR query <text:span text:style-name="T6">*and*</text:span> this filter</text:p>
      <text:p text:style-name="P14">is applied to every SOLR request then we can use</text:p>
      <text:p text:style-name="P14"/>
      <text:p text:style-name="P14">Connector::setQueryInvariants()</text:p>
      <text:p text:style-name="Preformatted_20_Text"><text:soft-page-break/><text:a xlink:type="simple" xlink:href="https://github.com/dmj/vf2-search-subsystem/blob/master/src/VuFindSearch/Backend/Solr/Connector.php#L272"><text:span text:style-name="T9">&lt;https://github.com/dmj/vf2-search-subsystem/blob/master/src/VuFindSearch/Backend/Solr/Connector.php#L272&gt;</text:span></text:a></text:p>
      <text:p text:style-name="P14"/>
      <text:p text:style-name="P14">We can define hidden filters to be a special case of backend-specific</text:p>
      <text:p text:style-name="P14">raw request parameters that are injected via setQueryInvariants().</text:p>
      <text:p text:style-name="P14"/>
      <text:p text:style-name="P14">Best,</text:p>
      <text:p text:style-name="P17"><text:s text:c="2"/>-- David</text:p>
      <text:p text:style-name="P10"><text:span text:style-name="T5">***********************************************<text:line-break/><text:line-break/></text:span><text:span text:style-name="T8">Demian Katz, 10.1.2013</text:span></text:p>
      <text:p text:style-name="P13"/>
      <text:p text:style-name="P16"><text:span text:style-name="T8">No wait: If the rawHiddenFilter is a raw SOLR query </text:span><text:span text:style-name="T7">*and*</text:span><text:span text:style-name="T8"> this filter is</text:span></text:p>
      <text:p text:style-name="P2">applied to every SOLR request then we can use</text:p>
      <text:p text:style-name="P3"/>
      <text:p text:style-name="P2">Connector::setQueryInvariants()</text:p>
      <text:p text:style-name="P1"><text:span text:style-name="T3">&lt;</text:span><text:a xlink:type="simple" xlink:href="https://github.com/dmj/vf2-search"><text:span text:style-name="T9">https://github.com/dmj/vf2-search</text:span></text:a><text:span text:style-name="T3">-</text:span></text:p>
      <text:p text:style-name="P2">subsystem/blob/master/src/VuFindSearch/Backend/Solr/Connector.php#L272&gt;</text:p>
      <text:p text:style-name="P3"/>
      <text:p text:style-name="P2">We can define hidden filters to be a special case of backend-specific raw</text:p>
      <text:p text:style-name="P4">request parameters that are injected via setQueryInvariants().</text:p>
      <text:p text:style-name="P14">Yes, I think that would work -- it looks like the ParamBag would correctly merge any invariant filters with subsequent connection-specific ones.</text:p>
      <text:p text:style-name="P14"/>
      <text:p text:style-name="P14">At this point, do you still need me to do any refactoring of the current master branch to support your work? <text:s/>Should the existing connection class be adjusted to accept separate parameters for raw vs. processed filters? <text:s/>Let me know what you need and I'll be happy to take care of it.</text:p>
      <text:p text:style-name="P14"/>
      <text:p text:style-name="P17">- Demian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file-name text:display="name-and-extension">Phasing.out.Options.Params.Result.Was.VuFindSearch.v1.1.2.Ready.to.test.the.query.building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issbib </meta:initial-creator>
    <meta:creation-date>2013-02-20T16:24:16</meta:creation-date>
    <meta:generator>LibreOffice/3.6$Linux_X86_64 LibreOffice_project/58f22d5-270d05a-e2abed1-ea17a85-9b5702</meta:generator>
    <dc:date>2013-02-20T16:40:21</dc:date>
    <dc:creator>swissbib </dc:creator>
    <meta:editing-duration>PT1M48S</meta:editing-duration>
    <meta:editing-cycles>9</meta:editing-cycles>
    <meta:document-statistic meta:table-count="0" meta:image-count="0" meta:object-count="0" meta:page-count="4" meta:paragraph-count="121" meta:word-count="1276" meta:character-count="8486" meta:non-whitespace-character-count="7297"/>
  </office:meta>
</office:document-meta>
</file>